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3fe7" officeooo:paragraph-rsid="00163fe7"/>
    </style:style>
    <style:style style:name="P2" style:family="paragraph" style:parent-style-name="Standard">
      <style:text-properties officeooo:rsid="001708c3" officeooo:paragraph-rsid="001708c3"/>
    </style:style>
    <style:style style:name="P3" style:family="paragraph" style:parent-style-name="Standard">
      <style:text-properties fo:font-weight="bold" officeooo:rsid="001708c3" officeooo:paragraph-rsid="001708c3" style:font-weight-asian="bold" style:font-weight-complex="bold"/>
    </style:style>
    <style:style style:name="P4" style:family="paragraph" style:parent-style-name="Standard">
      <style:text-properties fo:font-weight="bold" officeooo:rsid="001861ea" officeooo:paragraph-rsid="001861ea" style:font-weight-asian="bold" style:font-weight-complex="bold"/>
    </style:style>
    <style:style style:name="P5" style:family="paragraph" style:parent-style-name="Standard">
      <style:text-properties fo:font-weight="bold" officeooo:rsid="0019da6d" officeooo:paragraph-rsid="0019da6d" style:font-weight-asian="bold" style:font-weight-complex="bold"/>
    </style:style>
    <style:style style:name="P6" style:family="paragraph" style:parent-style-name="Standard">
      <style:text-properties fo:font-weight="bold" officeooo:rsid="001a12de" officeooo:paragraph-rsid="001a12de" style:font-weight-asian="bold" style:font-weight-complex="bold"/>
    </style:style>
    <style:style style:name="P7" style:family="paragraph" style:parent-style-name="Standard">
      <style:text-properties fo:font-weight="bold" officeooo:rsid="00163fe7" officeooo:paragraph-rsid="00163fe7" style:font-weight-asian="bold" style:font-weight-complex="bold"/>
    </style:style>
    <style:style style:name="P8" style:family="paragraph" style:parent-style-name="Standard">
      <style:text-properties fo:font-weight="normal" officeooo:rsid="001708c3" officeooo:paragraph-rsid="001708c3" style:font-weight-asian="normal" style:font-weight-complex="normal"/>
    </style:style>
    <style:style style:name="P9" style:family="paragraph" style:parent-style-name="Standard">
      <style:text-properties fo:font-weight="normal" officeooo:rsid="001861ea" officeooo:paragraph-rsid="001861ea" style:font-weight-asian="normal" style:font-weight-complex="normal"/>
    </style:style>
    <style:style style:name="P10" style:family="paragraph" style:parent-style-name="Standard">
      <style:text-properties officeooo:rsid="00163fe7" officeooo:paragraph-rsid="00163fe7"/>
    </style:style>
    <style:style style:name="P11" style:family="paragraph" style:parent-style-name="Standard">
      <style:text-properties officeooo:rsid="001861ea" officeooo:paragraph-rsid="001861ea"/>
    </style:style>
    <style:style style:name="P12" style:family="paragraph" style:parent-style-name="Standard">
      <style:text-properties officeooo:rsid="0019da6d" officeooo:paragraph-rsid="0019da6d"/>
    </style:style>
    <style:style style:name="P13" style:family="paragraph" style:parent-style-name="Standard">
      <style:text-properties officeooo:rsid="001a12de" officeooo:paragraph-rsid="001a12de"/>
    </style:style>
    <style:style style:name="T1" style:family="text">
      <style:text-properties officeooo:rsid="001861e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da6d" style:font-weight-asian="bold" style:font-weight-complex="bold"/>
    </style:style>
    <style:style style:name="T4" style:family="text">
      <style:text-properties fo:font-weight="bold" officeooo:rsid="001a12de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9da6d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19da6d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officeooo:rsid="001861ea"/>
    </style:style>
    <style:style style:name="T11" style:family="text">
      <style:text-properties style:text-underline-style="solid" style:text-underline-width="auto" style:text-underline-color="font-color" officeooo:rsid="0019da6d"/>
    </style:style>
    <style:style style:name="T12" style:family="text">
      <style:text-properties officeooo:rsid="0019da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continuación te presentamos varios fragmentos de código. Intenta averiguar si estos fragmentos funcionaran o no funcionaran antes de probarlos. En caso de que no funcione intenta averiguar por que, en el caso de que funcione, intenta predecir cual sera la salida por consola.</text:p>
      <text:p text:style-name="P1"/>
      <text:p text:style-name="P1"><text:span text:style-name="T2">Caso A:</text:span></text:p>
      <text:p text:style-name="P2">int a=’a’;</text:p>
      <text:p text:style-name="P2">System.out.println(a);</text:p>
      <text:p text:style-name="P3">Solución:</text:p>
      <text:p text:style-name="P8"><text:span text:style-name="T2">No funcionara</text:span>, dara un error y no compilara, ya que <text:span text:style-name="T7">el valor a es un caracter y no un entero</text:span>.</text:p>
      <text:p text:style-name="P1"/>
      <text:p text:style-name="P1"><text:span text:style-name="T2">Caso B:</text:span></text:p>
      <text:p text:style-name="P2">int pi=3.14;</text:p>
      <text:p text:style-name="P2">System.out.prinln(pi);</text:p>
      <text:p text:style-name="P3">Solución:</text:p>
      <text:p text:style-name="P2"><text:span text:style-name="T2">No funcionara</text:span>, dara un error y no compilara, ya que <text:span text:style-name="T7">el valor de pi es un numero real</text:span>.</text:p>
      <text:p text:style-name="P2"/>
      <text:p text:style-name="P1"><text:span text:style-name="T2">Caso C:</text:span></text:p>
      <text:p text:style-name="P2">double pi=3.14;</text:p>
      <text:p text:style-name="P2">System.out.println(pi);</text:p>
      <text:p text:style-name="P3">Solución:</text:p>
      <text:p text:style-name="P8"><text:span text:style-name="T2">Funcionara</text:span>, dara el valor de pi <text:span text:style-name="T10">3,14</text:span><text:span text:style-name="T1"> </text:span>en la consola.</text:p>
      <text:p text:style-name="P8"/>
      <text:p text:style-name="P1"><text:span text:style-name="T2">Caso D:</text:span></text:p>
      <text:p text:style-name="P11">boolean adivina=(1==4);</text:p>
      <text:p text:style-name="P11">System.out.println(adivina);</text:p>
      <text:p text:style-name="P4">Solución:</text:p>
      <text:p text:style-name="P9"><text:span text:style-name="T2">Funcionara</text:span>, dara el valor <text:span text:style-name="T7">false</text:span> en la consola.</text:p>
      <text:p text:style-name="P9"/>
      <text:p text:style-name="P1"><text:span text:style-name="T2">Caso E:</text:span></text:p>
      <text:p text:style-name="P11">boolean adivina=(1==’a’==1);</text:p>
      <text:p text:style-name="P11">System.out.print(adivina);</text:p>
      <text:p text:style-name="P4">Solución:</text:p>
      <text:p text:style-name="P11"><text:span text:style-name="T2">Funcionara</text:span>, dara el valor <text:span text:style-name="T8">false</text:span> por consola.</text:p>
      <text:p text:style-name="P11"/>
      <text:p text:style-name="P1"><text:span text:style-name="T2">Caso F:</text:span></text:p>
      <text:p text:style-name="P12">boolean adivina=(97==’a’==97);</text:p>
      <text:p text:style-name="P12">System.out.println(adivina);</text:p>
      <text:p text:style-name="P5">Solución:</text:p>
      <text:p text:style-name="Standard"><text:span text:style-name="T3">Funcionara</text:span>, <text:span text:style-name="T12">dara el valor </text:span><text:span text:style-name="T11">false</text:span><text:span text:style-name="T12"> por consola.</text:span></text:p>
      <text:p text:style-name="P1"/>
      <text:p text:style-name="P1"><text:span text:style-name="T2">Caso G:</text:span></text:p>
      <text:p text:style-name="P12">boolean adivina=((97==’a’)&amp;&amp;true);</text:p>
      <text:p text:style-name="P12">System.out.println(adivina);</text:p>
      <text:p text:style-name="P5">Solución:</text:p>
      <text:p text:style-name="Standard"><text:span text:style-name="T3">Funcionara</text:span><text:span text:style-name="T5">, </text:span><text:span text:style-name="T6">dara el valor </text:span><text:span text:style-name="T9">false</text:span><text:span text:style-name="T6"> por consola.</text:span></text:p>
      <text:p text:style-name="P1"><text:span text:style-name="T2"/></text:p>
      <text:p text:style-name="P1"><text:span text:style-name="T2">Caso H:</text:span></text:p>
      <text:p text:style-name="P12">int a=1;</text:p>
      <text:p text:style-name="P12">int b==a&gt;1;</text:p>
      <text:p text:style-name="P12">System.out.println(b);</text:p>
      <text:p text:style-name="Standard"><text:span text:style-name="T4">Solución</text:span><text:span text:style-name="T2">:</text:span></text:p>
      <text:p text:style-name="P6">No funcionara<text:span text:style-name="T5">, la variable b no es numerica es booleana.</text:span></text:p>
      <text:p text:style-name="P6"><text:soft-page-break/><text:span text:style-name="T5"/></text:p>
      <text:p text:style-name="P7">Caso I:</text:p>
      <text:p text:style-name="P13">byte a=200;</text:p>
      <text:p text:style-name="P13">System.out.println(a);</text:p>
      <text:p text:style-name="P6">Solución:</text:p>
      <text:p text:style-name="P6">Funcionara<text:span text:style-name="T5">, dara el valor 200 en consola.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6T12:38:23.868000000</meta:creation-date>
    <dc:date>2022-12-06T17:25:13.187000000</dc:date>
    <meta:editing-duration>PT25M45S</meta:editing-duration>
    <meta:editing-cycles>2</meta:editing-cycles>
    <meta:generator>LibreOffice/7.2.7.2$Windows_X86_64 LibreOffice_project/8d71d29d553c0f7dcbfa38fbfda25ee34cce99a2</meta:generator>
    <meta:document-statistic meta:table-count="0" meta:image-count="0" meta:object-count="0" meta:page-count="2" meta:paragraph-count="47" meta:word-count="194" meta:character-count="1328" meta:non-whitespace-character-count="1181"/>
  </office:meta>
</office:document-meta>
</file>